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F47815C580.png"/>
  <manifest:file-entry manifest:media-type="image/png" manifest:full-path="Pictures/10000000000000200000002000309F1C.png"/>
  <manifest:file-entry manifest:media-type="image/png" manifest:full-path="Pictures/10000201000001F4000001F4CC336DB6.png"/>
  <manifest:file-entry manifest:media-type="" manifest:full-path="Pictures/200000BB000675C000056CA64F132D1B.wmf"/>
  <manifest:file-entry manifest:media-type="image/png" manifest:full-path="Pictures/100002010000007D0000007D05276785.png"/>
  <manifest:file-entry manifest:media-type="image/png" manifest:full-path="Pictures/100002010000007D0000007DE2A3DA72.png"/>
  <manifest:file-entry manifest:media-type="" manifest:full-path="Pictures/2000002F00000EFC000006689E5EE85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82cm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4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c01238" fo:font-weight="bold" style:font-weight-asian="bold" style:font-weight-complex="bold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c01238" fo:font-family="'Bitstream Vera Sans'" style:font-style-name="Roman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2.849cm" svg:y1="4.876cm" svg:x2="12.825cm" svg:y2="5.627cm">
          <text:p/>
        </draw:line>
        <draw:line draw:style-name="gr1" draw:text-style-name="P1" draw:layer="layout" svg:x1="5.449cm" svg:y1="4.875cm" svg:x2="5.425cm" svg:y2="5.626cm">
          <text:p/>
        </draw:line>
        <draw:frame draw:style-name="gr2" draw:text-style-name="P1" draw:layer="layout" svg:width="4.375cm" svg:height="3.33cm" svg:x="7.125cm" svg:y="2.545cm">
          <draw:image xlink:href="Pictures/10000201000001F4000001F4CC336DB6.png" xlink:type="simple" xlink:show="embed" xlink:actuate="onLoad">
            <text:p/>
          </draw:image>
        </draw:frame>
        <draw:frame draw:style-name="gr3" draw:text-style-name="P3" draw:layer="layout" svg:width="1.625cm" svg:height="1.411cm" svg:x="2.6cm" svg:y="5.839cm">
          <draw:text-box>
            <text:p text:style-name="P2"><text:span text:style-name="T1">LAN</text:span></text:p>
            <text:p text:style-name="P2"><text:span text:style-name="T1">Alice</text:span></text:p>
          </draw:text-box>
        </draw:frame>
        <draw:frame draw:style-name="gr4" draw:text-style-name="P4" draw:layer="layout" svg:width="2.042cm" svg:height="0.873cm" svg:x="4.25cm" svg:y="5.502cm">
          <draw:image xlink:href="Pictures/2000002F00000EFC000006689E5EE85D.wmf" xlink:type="simple" xlink:show="embed" xlink:actuate="onLoad">
            <text:p/>
          </draw:image>
        </draw:frame>
        <draw:line draw:style-name="gr1" draw:text-style-name="P1" draw:layer="layout" svg:x1="9.125cm" svg:y1="4.6cm" svg:x2="9.75cm" svg:y2="3.975cm">
          <text:p/>
        </draw:line>
        <draw:line draw:style-name="gr1" draw:text-style-name="P1" draw:layer="layout" svg:x1="5.649cm" svg:y1="6.374cm" svg:x2="5.625cm" svg:y2="7.125cm">
          <text:p/>
        </draw:line>
        <draw:frame draw:style-name="gr5" draw:text-style-name="P4" draw:layer="layout" svg:width="2.042cm" svg:height="0.873cm" svg:x="11.7cm" svg:y="5.475cm">
          <draw:image xlink:href="Pictures/2000002F00000EFC000006689E5EE85D.wmf" xlink:type="simple" xlink:show="embed" xlink:actuate="onLoad">
            <text:p/>
          </draw:image>
        </draw:frame>
        <draw:frame draw:style-name="gr2" draw:text-style-name="P1" draw:layer="layout" svg:width="2cm" svg:height="2cm" svg:x="4.125cm" svg:y="6.75cm">
          <draw:image xlink:href="Pictures/10000201000001F4000001F47815C580.png" xlink:type="simple" xlink:show="embed" xlink:actuate="onLoad">
            <text:p/>
          </draw:image>
        </draw:frame>
        <draw:frame draw:style-name="gr2" draw:text-style-name="P1" draw:layer="layout" svg:width="2cm" svg:height="2cm" svg:x="11.5cm" svg:y="6.725cm">
          <draw:image xlink:href="Pictures/10000201000001F4000001F47815C580.png" xlink:type="simple" xlink:show="embed" xlink:actuate="onLoad">
            <text:p/>
          </draw:image>
        </draw:frame>
        <draw:line draw:style-name="gr1" draw:text-style-name="P1" draw:layer="layout" svg:x1="6.375cm" svg:y1="4.5cm" svg:x2="9.75cm" svg:y2="4cm">
          <text:p/>
        </draw:line>
        <draw:frame draw:style-name="gr6" draw:text-style-name="P4" draw:layer="layout" svg:width="1.6cm" svg:height="1.34cm" svg:x="4.775cm" svg:y="3.75cm">
          <draw:image xlink:href="Pictures/200000BB000675C000056CA64F132D1B.wmf" xlink:type="simple" xlink:show="embed" xlink:actuate="onLoad">
            <text:p/>
          </draw:image>
        </draw:frame>
        <draw:frame draw:style-name="gr7" draw:text-style-name="P4" draw:layer="layout" svg:width="1.6cm" svg:height="1.34cm" svg:x="12.075cm" svg:y="3.75cm">
          <draw:image xlink:href="Pictures/200000BB000675C000056CA64F132D1B.wmf" xlink:type="simple" xlink:show="embed" xlink:actuate="onLoad">
            <text:p/>
          </draw:image>
        </draw:frame>
        <draw:frame draw:style-name="gr2" draw:text-style-name="P1" draw:layer="layout" svg:width="1.5cm" svg:height="1.5cm" svg:x="4.125cm" svg:y="7.875cm">
          <draw:image xlink:href="Pictures/100002010000007D0000007DE2A3DA72.png" xlink:type="simple" xlink:show="embed" xlink:actuate="onLoad">
            <text:p/>
          </draw:image>
        </draw:frame>
        <draw:frame draw:style-name="gr2" draw:text-style-name="P1" draw:layer="layout" svg:width="1.5cm" svg:height="1.5cm" svg:x="11.75cm" svg:y="7.75cm">
          <draw:image xlink:href="Pictures/100002010000007D0000007D05276785.png" xlink:type="simple" xlink:show="embed" xlink:actuate="onLoad">
            <text:p/>
          </draw:image>
        </draw:frame>
        <draw:line draw:style-name="gr1" draw:text-style-name="P1" draw:layer="layout" svg:x1="13.049cm" svg:y1="6.375cm" svg:x2="13.025cm" svg:y2="7.126cm">
          <text:p/>
        </draw:line>
        <draw:line draw:style-name="gr1" draw:text-style-name="P1" draw:layer="layout" svg:x1="9.125cm" svg:y1="4.625cm" svg:x2="12.125cm" svg:y2="4.375cm">
          <text:p/>
        </draw:line>
        <draw:frame draw:style-name="gr3" draw:text-style-name="P3" draw:layer="layout" svg:width="1.625cm" svg:height="1.411cm" svg:x="13.701cm" svg:y="5.84cm">
          <draw:text-box>
            <text:p text:style-name="P2"><text:span text:style-name="T1">LAN</text:span></text:p>
            <text:p text:style-name="P2"><text:span text:style-name="T1">Bob</text:span></text:p>
          </draw:text-box>
        </draw:frame>
        <draw:frame draw:style-name="gr8" draw:text-style-name="P5" draw:layer="layout" svg:width="3.75cm" svg:height="0.683cm" svg:x="3.25cm" svg:y="9.253cm">
          <draw:text-box>
            <text:p text:style-name="P2"><text:span text:style-name="T2">172.16.68.193/27</text:span></text:p>
          </draw:text-box>
        </draw:frame>
        <draw:frame draw:style-name="gr8" draw:text-style-name="P5" draw:layer="layout" svg:width="3.75cm" svg:height="0.683cm" svg:x="10.65cm" svg:y="9.254cm">
          <draw:text-box>
            <text:p text:style-name="P2"><text:span text:style-name="T2">172.16.68.251/27</text:span></text:p>
          </draw:text-box>
        </draw:frame>
        <draw:frame draw:style-name="gr8" draw:text-style-name="P5" draw:layer="layout" svg:width="3.75cm" svg:height="0.683cm" svg:x="12.85cm" svg:y="4.955cm">
          <draw:text-box>
            <text:p text:style-name="P2"><text:span text:style-name="T2">172.16.68.250/27</text:span></text:p>
          </draw:text-box>
        </draw:frame>
        <draw:frame draw:style-name="gr8" draw:text-style-name="P5" draw:layer="layout" svg:width="3.75cm" svg:height="0.683cm" svg:x="1.65cm" svg:y="4.956cm">
          <draw:text-box>
            <text:p text:style-name="P2"><text:span text:style-name="T2">172.16.68.222/27</text:span></text:p>
          </draw:text-box>
        </draw:frame>
        <draw:frame draw:style-name="gr8" draw:text-style-name="P5" draw:layer="layout" svg:width="3.75cm" svg:height="0.683cm" svg:x="3.55cm" svg:y="3.157cm">
          <draw:text-box>
            <text:p text:style-name="P2"><text:span text:style-name="T2">172.16.68.225/28</text:span></text:p>
          </draw:text-box>
        </draw:frame>
        <draw:frame draw:style-name="gr8" draw:text-style-name="P5" draw:layer="layout" svg:width="3.75cm" svg:height="0.683cm" svg:x="11.35cm" svg:y="3.158cm">
          <draw:text-box>
            <text:p text:style-name="P2"><text:span text:style-name="T2">172.16.68.236/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8-01-03T16:52:06</meta:creation-date>
    <dc:date>2011-01-24T23:04:59</dc:date>
    <meta:editing-cycles>30</meta:editing-cycles>
    <meta:editing-duration>PT05H11M3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